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onymous Pro" svg:font-family="'Anonymous Pro'" style:font-pitch="fixed"/>
    <style:font-face style:name="FreeMono" svg:font-family="FreeMono" style:font-pitch="fixed"/>
    <style:font-face style:name="Inconsolata" svg:font-family="Inconsolata"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15%"/>
      <style:text-properties style:font-name="FreeMono" fo:font-size="12pt" officeooo:rsid="0014f5a2" officeooo:paragraph-rsid="0014f5a2" style:font-size-asian="12pt" style:font-size-complex="12pt"/>
    </style:style>
    <style:style style:name="P2" style:family="paragraph" style:parent-style-name="Standard">
      <style:paragraph-properties fo:line-height="115%"/>
      <style:text-properties style:font-name="FreeMono" fo:font-size="12pt" officeooo:rsid="0014f5a2" officeooo:paragraph-rsid="001963a0" style:font-size-asian="12pt" style:font-size-complex="12pt"/>
    </style:style>
    <style:style style:name="T1" style:family="text">
      <style:text-properties officeooo:rsid="00178135"/>
    </style:style>
    <style:style style:name="T2" style:family="text">
      <style:text-properties officeooo:rsid="001ecde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Journal 5</text:p>
      <text:p text:style-name="P1">EH 208</text:p>
      <text:p text:style-name="P1"/>
      <text:p text:style-name="P2"><text:tab/><text:span text:style-name="T1">The first four chapters of “The Death of Ivan Iliych” describes an incredibly normal human being. As the journal's writing prompt directs: this narrative has a keen understanding of what marks a person's relationship between internal attitude or behavior and external friendships or interactions. Once read, it may be easy to dismiss the complexity as superficial or demoded in today's world. Who would rebound from a suffering marriage just because of a raise at work? How naive would a person have to be to misunderstand their own body and injuries? I really believe that this is entirely due to the abbreviation of text. In a few minutes we read decades of life, stanced in a way to draw attention to the play between the world and a person's internal state. If I consider – really consider – the attrition and delay involved in these events, the story is not only believable, but woefully true. </text:span></text:p>
      <text:p text:style-name="P2"/>
      <text:p text:style-name="P2"><text:span text:style-name="T1"><text:tab/>I'm reminded of my own college experience. Outside during these past days I have encountered numerous students behaving like idiots. They're all freshmen, I declare, and I walk past them as they clamber on the trees beside Morton Hall or crunch bumpers in the parking lot and groan “Ugh, freshmen!” But four years ago I behaved much the same, and was just as lost in the newfound freedom of living away from home. I can't feel it in day to day life, but I changed. My view of college and of engineering has changed, but the time involved is so large that the shift is nearly imperceptible. And so I feel a connection with Ivan on this ground, he's swayed by the environment around him, something we all strive in vain to be impervious to. When his side stops hurting, he feels well, because that's how people operate, and only the reader knows to yell at a page of the book “Be careful, you're not healed!” because the reader knows to grasp foreshadowing.</text:span></text:p>
      <text:p text:style-name="P2"/>
      <text:p text:style-name="P2"><text:tab/><text:span text:style-name="T2">Also interesting is that Tolstoy kept a lifelong diary, which the biography points to as a heavy aspect of his life and his historical legacy. I wonder if it was this routine of daily writing that led our author to his insight on middle class's mundane lifestyle ebbs and flow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onymous Pro" svg:font-family="'Anonymous Pro'" style:font-pitch="fixed"/>
    <style:font-face style:name="FreeMono" svg:font-family="FreeMono" style:font-pitch="fixed"/>
    <style:font-face style:name="Inconsolata" svg:font-family="Inconsolata"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10:53:25.767483626</meta:creation-date>
    <dc:date>2016-10-05T11:54:36.306429811</dc:date>
    <meta:editing-duration>PT12M48S</meta:editing-duration>
    <meta:editing-cycles>6</meta:editing-cycles>
    <meta:generator>LibreOffice/5.2.2.2.0$Linux_X86_64 LibreOffice_project/20m0$Build-2</meta:generator>
    <meta:document-statistic meta:table-count="0" meta:image-count="0" meta:object-count="0" meta:page-count="1" meta:paragraph-count="6" meta:word-count="381" meta:character-count="2166" meta:non-whitespace-character-count="1785"/>
  </office:meta>
</office:document-meta>
</file>